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3c8f5" officeooo:paragraph-rsid="0003c8f5" style:font-size-asian="14pt" style:font-size-complex="14pt"/>
    </style:style>
    <style:style style:name="P2" style:family="paragraph" style:parent-style-name="Standard">
      <style:text-properties fo:font-size="14pt" officeooo:rsid="0005b4ff" officeooo:paragraph-rsid="0003c8f5" style:font-size-asian="14pt" style:font-size-complex="14pt"/>
    </style:style>
    <style:style style:name="P3" style:family="paragraph" style:parent-style-name="Standard">
      <style:text-properties fo:font-size="14pt" officeooo:rsid="0005b4ff" officeooo:paragraph-rsid="0005b4ff" style:font-size-asian="14pt" style:font-size-complex="14pt"/>
    </style:style>
    <style:style style:name="P4" style:family="paragraph" style:parent-style-name="Standard">
      <style:text-properties fo:font-size="14pt" officeooo:rsid="000610bf" officeooo:paragraph-rsid="000610bf" style:font-size-asian="14pt" style:font-size-complex="14pt"/>
    </style:style>
    <style:style style:name="P5" style:family="paragraph" style:parent-style-name="Standard">
      <style:text-properties fo:font-size="14pt" officeooo:rsid="0008b8f4" officeooo:paragraph-rsid="0008b8f4" style:font-size-asian="14pt" style:font-size-complex="14pt"/>
    </style:style>
    <style:style style:name="P6" style:family="paragraph" style:parent-style-name="Standard">
      <style:text-properties fo:font-size="14pt" officeooo:rsid="000ccacd" officeooo:paragraph-rsid="000ccacd" style:font-size-asian="14pt" style:font-size-complex="14pt"/>
    </style:style>
    <style:style style:name="T1" style:family="text">
      <style:text-properties officeooo:rsid="000610bf"/>
    </style:style>
    <style:style style:name="T2" style:family="text">
      <style:text-properties officeooo:rsid="0006c1c9"/>
    </style:style>
    <style:style style:name="T3" style:family="text">
      <style:text-properties officeooo:rsid="0008b8f4"/>
    </style:style>
    <style:style style:name="T4" style:family="text">
      <style:text-properties officeooo:rsid="00098ac5"/>
    </style:style>
    <style:style style:name="T5" style:family="text">
      <style:text-properties officeooo:rsid="000aeb4e"/>
    </style:style>
    <style:style style:name="T6" style:family="text">
      <style:text-properties officeooo:rsid="000cca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uve</text:p>
      <text:p text:style-name="P1">Eliot</text:p>
      <text:p text:style-name="P1">2°7</text:p>
      <text:p text:style-name="P1"/>
      <text:p text:style-name="P1"><text:tab/><text:tab/><text:tab/><text:tab/><text:tab/><text:tab/>Controle Géo </text:p>
      <text:p text:style-name="P2"/>
      <text:p text:style-name="P2"/>
      <text:p text:style-name="P3">Ce document est une carte traitant des richesses et des inégalités dans le monde <text:span text:style-name="T1">d’</text:span>aujourd’hui. <text:span text:style-name="T1">La richesse est la posaition de biens précieux. Les inégalités sont les différences ‘’injuste’’. <text:s/></text:span>Il <text:span text:style-name="T1">a été publier par le </text:span>global wealth databook, 2018 Grand Atlas. </text:p>
      <text:p text:style-name="P3">Pour commancer, nous parlerons des inégalités de richesse par adulte en dollars.</text:p>
      <text:p text:style-name="P3">En suite, nous aborderons le Stock total de richesse par pays <text:span text:style-name="T1">en millards de dollars.</text:span></text:p>
      <text:p text:style-name="P4">Enfin, nous traiterons de la géographie des millardaires.</text:p>
      <text:p text:style-name="P4"/>
      <text:p text:style-name="P4"><text:tab/>Nous voyons que les principales richesse par adulte sont citué <text:span text:style-name="T2">en </text:span><text:span text:style-name="T3">Europe</text:span><text:span text:style-name="T2">, au Japon e</text:span><text:span text:style-name="T3">t</text:span><text:span text:style-name="T2"> </text:span><text:span text:style-name="T3">aux Etats-Unis</text:span><text:span text:style-name="T2">. Au contraire les plus faibles richesse par adulte sont citu</text:span><text:span text:style-name="T4">er</text:span><text:span text:style-name="T2"> en Afrique ainsi que en Inde. Nous pouvons aussi voir que les pays avec le plus grand nombre de richesse par adulte sont les pays du nord. Quand a eux les pays avec le </text:span><text:span text:style-name="T3">moins de richesse par adulte se trouvent dans les pays du sud. </text:span><text:span text:style-name="T5">On peut constater que les inégalités sont bien présente et immance entre certin pays comme par exemple les Etats-Unis et le Niger.</text:span></text:p>
      <text:p text:style-name="P4"/>
      <text:p text:style-name="P5"><text:tab/>Nous <text:span text:style-name="T4">pouvons constater que les plus gros stock totaux de richesse par pays sont cituer aux Etats-Unis, en Europe, au Japon et en Chine. Au contraire les pays avec les plus petits stock totaux de richesse sont cituer en Afrique, en Péninsule arabique ou encore le reste de l’Asie. Encore une fois nous voyons que les principales richesses sont détenue par les pays du nord. Les inégalités sont donc énormément présente entre les pays du nord et les pays du sud. Nous pouvons prendre pour exemple </text:span><text:span text:style-name="T5">la France et le Brésile.</text:span></text:p>
      <text:p text:style-name="P5"/>
      <text:p text:style-name="P5"><text:tab/><text:span text:style-name="T5">Nous voyons sur notre carte 35 villes regroupent un peu moins de la motier de tout les milliardaires du monde dont douse regourpent un quart de tout les millardaires du monde, comme par exemple Sao paulo, Tokyo, Hong Kong, Paris, etc. pour la plus part ces pays font partie des pays du nord. On peut </text:span><text:span text:style-name="T6">donc constater d’immance inégalités entre la répartition des millardaires du monde entier. </text:span></text:p>
      <text:p text:style-name="P5"/>
      <text:p text:style-name="P6">Pour conclure, nous pouovons affirmer que les inégalités sont belle et bien présente dans le monde d’aujourd’hui. Elles sont d’autant plus présent entre les pays du nord et du su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3:59:20.230763982</meta:creation-date>
    <dc:date>2022-05-10T14:59:02.876338524</dc:date>
    <meta:editing-duration>PT7M30S</meta:editing-duration>
    <meta:editing-cycles>3</meta:editing-cycles>
    <meta:generator>LibreOffice/7.0.4.2$Linux_X86_64 LibreOffice_project/00$Build-2</meta:generator>
    <meta:document-statistic meta:table-count="0" meta:image-count="0" meta:object-count="0" meta:page-count="1" meta:paragraph-count="12" meta:word-count="364" meta:character-count="2133" meta:non-whitespace-character-count="1767"/>
  </office:meta>
</office:document-meta>
</file>